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StarSymbol" svg:font-family="StarSymbol"/>
    <style:font-face style:name="Courier 10 Pitch" svg:font-family="'Courier 10 Pitch'" style:font-pitch="fixed"/>
    <style:font-face style:name="Courier" svg:font-family="Courier" style:font-adornments="Bold" style:font-family-generic="modern" style:font-pitch="fixed"/>
    <style:font-face style:name="Courier1" svg:font-family="Courier" style:font-adornments="Regular"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automatic-styles>
    <style:style style:name="FilesDescribingEnstoreCronjobstatus" style:family="table">
      <style:table-properties style:width="6.25in" table:align="margins"/>
    </style:style>
    <style:style style:name="FilesDescribingEnstoreCronjobstatus.A" style:family="table-column">
      <style:table-column-properties style:column-width="1.5729in" style:rel-column-width="2265*"/>
    </style:style>
    <style:style style:name="FilesDescribingEnstoreCronjobstatus.B" style:family="table-column">
      <style:table-column-properties style:column-width="4.6771in" style:rel-column-width="6735*"/>
    </style:style>
    <style:style style:name="FilesDescribingEnstoreCronjobstatus.A1" style:family="table-cell">
      <style:table-cell-properties fo:padding="0.0382in" fo:border-left="0.0007in solid #000000" fo:border-right="none" fo:border-top="0.0007in solid #000000" fo:border-bottom="0.0007in solid #000000"/>
    </style:style>
    <style:style style:name="FilesDescribingEnstoreCronjobstatus.B1" style:family="table-cell">
      <style:table-cell-properties fo:padding="0.0382in" fo:border="0.0007in solid #000000"/>
    </style:style>
    <style:style style:name="FilesDescribingEnstoreCronjobstatus.A2" style:family="table-cell">
      <style:table-cell-properties fo:padding="0.0382in" fo:border-left="0.0007in solid #000000" fo:border-right="none" fo:border-top="none" fo:border-bottom="0.0007in solid #000000"/>
    </style:style>
    <style:style style:name="FilesDescribingEnstoreCronjobstatus.B2" style:family="table-cell">
      <style:table-cell-properties fo:padding="0.0382in" fo:border-left="0.0007in solid #000000" fo:border-right="0.0007in solid #000000" fo:border-top="none" fo:border-bottom="0.0007in solid #000000"/>
    </style:style>
    <style:style style:name="Exitstatus" style:family="table">
      <style:table-properties style:width="6.25in" table:align="margins" style:may-break-between-rows="false"/>
    </style:style>
    <style:style style:name="Exitstatus.A" style:family="table-column">
      <style:table-column-properties style:column-width="1.0313in" style:rel-column-width="1485*"/>
    </style:style>
    <style:style style:name="Exitstatus.B" style:family="table-column">
      <style:table-column-properties style:column-width="5.2188in" style:rel-column-width="7515*"/>
    </style:style>
    <style:style style:name="Exitstatus.A1" style:family="table-cell">
      <style:table-cell-properties fo:padding="0.0382in" fo:border-left="0.0007in solid #000000" fo:border-right="none" fo:border-top="0.0007in solid #000000" fo:border-bottom="0.0007in solid #000000"/>
    </style:style>
    <style:style style:name="Exitstatus.B1" style:family="table-cell">
      <style:table-cell-properties fo:padding="0.0382in" fo:border="0.0007in solid #000000"/>
    </style:style>
    <style:style style:name="Exitstatus.A2" style:family="table-cell">
      <style:table-cell-properties fo:padding="0.0382in" fo:border-left="0.0007in solid #000000" fo:border-right="none" fo:border-top="none" fo:border-bottom="0.0007in solid #000000"/>
    </style:style>
    <style:style style:name="Exitstatus.B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paragraph-properties fo:text-align="start" style:justify-single-word="false" fo:padding="0in" fo:border="none" style:shadow="none"/>
    </style:style>
    <style:style style:name="P2" style:family="paragraph" style:parent-style-name="Table_20_Contents">
      <style:paragraph-properties fo:text-align="center" style:justify-single-word="false" fo:padding="0in" fo:border="none" style:shadow="none"/>
    </style:style>
    <style:style style:name="P3" style:family="paragraph" style:parent-style-name="Footer">
      <style:paragraph-properties fo:text-align="start" style:justify-single-word="false"/>
    </style:style>
    <style:style style:name="P4" style:family="paragraph" style:parent-style-name="Text_20_body">
      <style:text-properties style:font-name="Nimbus Roman No9 L"/>
    </style:style>
    <style:style style:name="P5" style:family="paragraph" style:parent-style-name="Text_20_body">
      <style:text-properties style:font-name="Courier 10 Pitch"/>
    </style:style>
    <style:style style:name="P6" style:family="paragraph" style:parent-style-name="Text_20_body">
      <style:text-properties fo:font-weight="bold" style:font-weight-asian="bold" style:font-weight-complex="bold"/>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2">
      <style:text-properties fo:font-style="normal" style:font-style-asian="normal" style:font-style-complex="normal"/>
    </style:style>
    <style:style style:name="P10" style:family="paragraph" style:parent-style-name="Text_20_body" style:list-style-name="L4">
      <style:text-properties style:font-name="Courier 10 Pitch"/>
    </style:style>
    <style:style style:name="P11" style:family="paragraph" style:parent-style-name="Text_20_body" style:list-style-name="L5">
      <style:text-properties style:font-name="Courier 10 Pitch"/>
    </style:style>
    <style:style style:name="P12" style:family="paragraph" style:parent-style-name="Text_20_body" style:list-style-name="L7">
      <style:text-properties style:font-name="Courier 10 Pitch"/>
    </style:style>
    <style:style style:name="P13" style:family="paragraph" style:parent-style-name="Text_20_body" style:list-style-name="L8">
      <style:text-properties style:font-name="Courier 10 Pitch"/>
    </style:style>
    <style:style style:name="P14" style:family="paragraph" style:parent-style-name="Text_20_body" style:list-style-name="L9">
      <style:text-properties style:font-name="Courier 10 Pitch"/>
    </style:style>
    <style:style style:name="P15" style:family="paragraph" style:parent-style-name="Text_20_body" style:list-style-name="L10">
      <style:text-properties style:font-name="Courier 10 Pitch"/>
    </style:style>
    <style:style style:name="P16" style:family="paragraph" style:parent-style-name="Text_20_body" style:list-style-name="L11">
      <style:text-properties style:font-name="Courier 10 Pitch"/>
    </style:style>
    <style:style style:name="P17" style:family="paragraph" style:parent-style-name="Text_20_body" style:list-style-name="L12">
      <style:text-properties style:font-name="Courier 10 Pitch"/>
    </style:style>
    <style:style style:name="P18" style:family="paragraph" style:parent-style-name="Text_20_body" style:list-style-name="L13">
      <style:text-properties style:font-name="Courier 10 Pitch"/>
    </style:style>
    <style:style style:name="P19" style:family="paragraph" style:parent-style-name="Text_20_body" style:list-style-name="L14">
      <style:text-properties style:font-name="Courier 10 Pitch"/>
    </style:style>
    <style:style style:name="P20" style:family="paragraph" style:parent-style-name="Text_20_body" style:list-style-name="L6"/>
    <style:style style:name="P21" style:family="paragraph" style:parent-style-name="Text_20_body" style:list-style-name="L7"/>
    <style:style style:name="P22" style:family="paragraph" style:parent-style-name="Text_20_body" style:list-style-name="L15"/>
    <style:style style:name="P23" style:family="paragraph" style:parent-style-name="Text_20_body" style:list-style-name="L3">
      <style:paragraph-properties fo:margin-left="1.4772in" fo:margin-right="0in" fo:text-indent="0in" style:auto-text-indent="false"/>
    </style:style>
    <style:style style:name="P24" style:family="paragraph" style:parent-style-name="Text_20_body" style:list-style-name="L3">
      <style:paragraph-properties fo:margin-left="1.4772in" fo:margin-right="0in" fo:text-indent="0in" style:auto-text-indent="false"/>
      <style:text-properties fo:font-style="italic" style:font-style-asian="italic" style:font-style-complex="italic"/>
    </style:style>
    <style:style style:name="P25" style:family="paragraph" style:parent-style-name="Text_20_body" style:list-style-name="L3">
      <style:paragraph-properties fo:margin-left="1.4772in" fo:margin-right="0in" fo:text-indent="0in" style:auto-text-indent="false"/>
      <style:text-properties fo:font-style="normal" style:font-style-asian="normal" style:font-style-complex="normal"/>
    </style:style>
    <style:style style:name="P26" style:family="paragraph" style:parent-style-name="Text_20_body">
      <style:paragraph-properties fo:margin-top="0in" fo:margin-bottom="0.1965in"/>
    </style:style>
    <style:style style:name="P27" style:family="paragraph" style:parent-style-name="Text_20_body" style:list-style-name="L15">
      <style:paragraph-properties fo:margin-top="0in" fo:margin-bottom="0.1965in"/>
    </style:style>
    <style:style style:name="P28" style:family="paragraph" style:parent-style-name="Text_20_body">
      <style:paragraph-properties fo:margin-top="0in" fo:margin-bottom="0.1965in"/>
      <style:text-properties style:font-name="Nimbus Roman No9 L" fo:font-weight="normal" style:font-weight-asian="normal" style:font-weight-complex="normal"/>
    </style:style>
    <style:style style:name="P29" style:family="paragraph" style:parent-style-name="Heading_20_1" style:master-page-name="Right_20_Page">
      <style:paragraph-properties style:page-number="auto"/>
    </style:style>
    <style:style style:name="T1" style:family="text">
      <style:text-properties fo:font-size="11pt" style:font-size-asian="11pt" style:font-size-complex="11pt"/>
    </style:style>
    <style:style style:name="T2" style:family="text">
      <style:text-properties style:font-name="Courier 10 Pitch"/>
    </style:style>
    <style:style style:name="T3" style:family="text">
      <style:text-properties style:font-name="Nimbus Roman No9 L"/>
    </style:style>
    <style:style style:name="T4" style:family="text">
      <style:text-properties fo:font-style="italic"/>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Cronjobs</text:h>
      <text:p text:style-name="Text_20_body"/>
      <text:p text:style-name="Text_20_body">Each Enstore system has jobs that run periodically during the day and are started by cron. The enstore cron jobs web page can be accessed from the <text:span text:style-name="Strong_20_Emphasis"><text:span text:style-name="Emphasis">enstore_system.html</text:span></text:span> under the <text:span text:style-name="Strong_20_Emphasis"><text:span text:style-name="Emphasis">Information</text:span></text:span> heading and the link <text:span text:style-name="Strong_20_Emphasis"><text:span text:style-name="Emphasis">Cronjob Status</text:span></text:span>. The cron job status is reported as a graph that is plotted as a vertical line or as diamond symbols that normally are plotted in linear fashion with the date at the bottom. If one of the plots are not in alignment, it is an indication of a problem with that particular job and should be investigated by the primary. In normal circumstances there should also be email sent from affected cron job. This email is helpful in solving the problem.</text:p>
      <text:p text:style-name="Text_20_body">The Enstore Cron Job Output page, provides a graphical representation of the exit status of Enstore related <text:a xlink:type="simple" xlink:href="http://www-isd.fnal.gov/ISA/Cron_Job.html">cron jobs</text:a>. Each time a cron job runs, it keeps a record of its start time, exit time, and exit status. This information is used to generate these plots. In addition, a cron job may send email to <text:span text:style-name="T4">$ENSTORE_MAIL</text:span> when it encounters an error. </text:p>
      <text:h text:style-name="Heading_20_2" text:outline-level="2">Cronjob output files and exit status</text:h>
      <text:p text:style-name="Text_20_body"><text:alphabetical-index-mark-end text:id="IMark140107841202792"/><text:alphabetical-index-mark-end text:id="IMark140108141673512"/><text:alphabetical-index-mark-start text:id="IMark140108141673512"/><text:alphabetical-index-mark-start text:id="IMark140107841202792"/><text:line-break/><text:line-break/>Each cron job that runs, will make use of 7 files in the <text:span text:style-name="T4">~enstore/CRON</text:span> directory on the machine in which it runs. If the cron job runs as root, the <text:span text:style-name="T4">CRON</text:span> sub-directory will be located in the home directory for root. These files are described below. The file names are constucted of a mnemonic representing the cron job and a short ascii string. In the following description the cron job mnemonic is set to <text:span text:style-name="T4">backup</text:span></text:p>
      <table:table table:name="FilesDescribingEnstoreCronjobstatus" table:style-name="FilesDescribingEnstoreCronjobstatus">
        <table:table-column table:style-name="FilesDescribingEnstoreCronjobstatus.A"/>
        <table:table-column table:style-name="FilesDescribingEnstoreCronjobstatus.B"/>
        <table:table-header-rows>
          <table:table-row>
            <table:table-cell table:style-name="FilesDescribingEnstoreCronjobstatus.A1" office:value-type="string">
              <text:p text:style-name="Table_20_Heading">File Name</text:p>
            </table:table-cell>
            <table:table-cell table:style-name="FilesDescribingEnstoreCronjobstatus.B1" office:value-type="string">
              <text:p text:style-name="Table_20_Heading">Meaning</text:p>
            </table:table-cell>
          </table:table-row>
        </table:table-header-rows>
        <table:table-row>
          <table:table-cell table:style-name="FilesDescribingEnstoreCronjobstatus.A2" office:value-type="string">
            <text:p text:style-name="Table_20_Contents">backupACTIVE</text:p>
          </table:table-cell>
          <table:table-cell table:style-name="FilesDescribingEnstoreCronjobstatus.B2" office:value-type="string">
            <text:p text:style-name="Table_20_Contents">The cron job is running</text:p>
          </table:table-cell>
        </table:table-row>
        <table:table-row>
          <table:table-cell table:style-name="FilesDescribingEnstoreCronjobstatus.A2" office:value-type="string">
            <text:p text:style-name="Table_20_Contents">backupHISTOGRAM</text:p>
          </table:table-cell>
          <table:table-cell table:style-name="FilesDescribingEnstoreCronjobstatus.B2" office:value-type="string">
            <text:p text:style-name="Table_20_Contents">The history of the start and exit status of the cron job</text:p>
          </table:table-cell>
        </table:table-row>
        <table:table-row>
          <table:table-cell table:style-name="FilesDescribingEnstoreCronjobstatus.A2" office:value-type="string">
            <text:p text:style-name="Table_20_Contents">backupNOMAIL</text:p>
          </table:table-cell>
          <table:table-cell table:style-name="FilesDescribingEnstoreCronjobstatus.B2" office:value-type="string">
            <text:p text:style-name="Table_20_Contents">Do not send mail if the cron job does not exit successfully</text:p>
          </table:table-cell>
        </table:table-row>
        <table:table-row>
          <table:table-cell table:style-name="FilesDescribingEnstoreCronjobstatus.A2" office:value-type="string">
            <text:p text:style-name="Table_20_Contents">backupNONEG</text:p>
          </table:table-cell>
          <table:table-cell table:style-name="FilesDescribingEnstoreCronjobstatus.B2" office:value-type="string">
            <text:p text:style-name="Table_20_Contents">If a 2nd cron job attempts to run while the 1st one has not finished, do not record this.</text:p>
          </table:table-cell>
        </table:table-row>
        <table:table-row>
          <table:table-cell table:style-name="FilesDescribingEnstoreCronjobstatus.A2" office:value-type="string">
            <text:p text:style-name="Table_20_Contents">backupOK</text:p>
          </table:table-cell>
          <table:table-cell table:style-name="FilesDescribingEnstoreCronjobstatus.B2" office:value-type="string">
            <text:p text:style-name="Table_20_Contents">The cron job is enabled (remove this file to disable the cron job)</text:p>
          </table:table-cell>
        </table:table-row>
        <table:table-row>
          <table:table-cell table:style-name="FilesDescribingEnstoreCronjobstatus.A2" office:value-type="string">
            <text:p text:style-name="Table_20_Contents">backup-mail</text:p>
          </table:table-cell>
          <table:table-cell table:style-name="FilesDescribingEnstoreCronjobstatus.B2" office:value-type="string">
            <text:p text:style-name="Table_20_Contents">A copy of the mail that was last sent when the cron job had an error</text:p>
          </table:table-cell>
        </table:table-row>
        <table:table-row>
          <table:table-cell table:style-name="FilesDescribingEnstoreCronjobstatus.A2" office:value-type="string">
            <text:p text:style-name="Table_20_Contents">backup-output</text:p>
          </table:table-cell>
          <table:table-cell table:style-name="FilesDescribingEnstoreCronjobstatus.B2" office:value-type="string">
            <text:p text:style-name="Table_20_Contents">The output of the last time the ceon job ran</text:p>
          </table:table-cell>
        </table:table-row>
      </table:table>
      <text:p text:style-name="Text_20_body"><text:span text:style-name="T4"/></text:p>
      <text:p text:style-name="Text_20_body"><text:soft-page-break/>Each plot is presented in 3 separate ways - </text:p>
      <text:list xml:id="list271781528" text:style-name="L15">
        <text:list-item>
          <text:p text:style-name="P22">a small version of the plot (postage stamp) available directly on the page </text:p>
        </text:list-item>
        <text:list-item>
          <text:p text:style-name="P22">a full size version of the plot available by selecting the postage stamp </text:p>
        </text:list-item>
        <text:list-item>
          <text:p text:style-name="P27">a postscript copy of the plot </text:p>
        </text:list-item>
      </text:list>
      <text:p text:style-name="P26">Next to each plot is the date and time that the plot was created. </text:p>
      <text:p text:style-name="P26">This page is not automatically refreshed. </text:p>
      <text:p text:style-name="P26">For each plot, the x-axis represents the time when the cron job was started/finished and the y-axis represents the exit status of the cron job. </text:p>
      <table:table table:name="Exitstatus" table:style-name="Exitstatus">
        <table:table-column table:style-name="Exitstatus.A"/>
        <table:table-column table:style-name="Exitstatus.B"/>
        <table:table-header-rows>
          <table:table-row>
            <table:table-cell table:style-name="Exitstatus.A1" office:value-type="string">
              <text:p text:style-name="Table_20_Heading">y-axis value</text:p>
            </table:table-cell>
            <table:table-cell table:style-name="Exitstatus.B1" office:value-type="string">
              <text:p text:style-name="Table_20_Heading">Meaning</text:p>
            </table:table-cell>
          </table:table-row>
        </table:table-header-rows>
        <table:table-row>
          <table:table-cell table:style-name="Exitstatus.A2" office:value-type="string">
            <text:p text:style-name="Table_20_Contents">No bullet</text:p>
          </table:table-cell>
          <table:table-cell table:style-name="Exitstatus.B2" office:value-type="string">
            <text:p text:style-name="Table_20_Contents">The cron job did not run</text:p>
          </table:table-cell>
        </table:table-row>
        <table:table-row>
          <table:table-cell table:style-name="Exitstatus.A2" office:value-type="string">
            <text:p text:style-name="Table_20_Contents">0</text:p>
          </table:table-cell>
          <table:table-cell table:style-name="Exitstatus.B2" office:value-type="string">
            <text:p text:style-name="Table_20_Contents">The cron job successfully exited</text:p>
          </table:table-cell>
        </table:table-row>
        <table:table-row>
          <table:table-cell table:style-name="Exitstatus.A2" office:value-type="string">
            <text:p text:style-name="Table_20_Contents">-1</text:p>
          </table:table-cell>
          <table:table-cell table:style-name="Exitstatus.B2" office:value-type="string">
            <text:p text:style-name="Table_20_Contents">The cron job is not enabled (${cronJob}OK file does not exist in ~enstore/CRON or ~root/CRON)</text:p>
          </table:table-cell>
        </table:table-row>
        <table:table-row>
          <table:table-cell table:style-name="Exitstatus.A2" office:value-type="string">
            <text:p text:style-name="Table_20_Contents">-2</text:p>
          </table:table-cell>
          <table:table-cell table:style-name="Exitstatus.B2" office:value-type="string">
            <text:p text:style-name="Table_20_Contents">Another cron job of this type is still running (${cronJob}ACTIVE file exists in ~enstore/CRON or ~root/CRON)</text:p>
          </table:table-cell>
        </table:table-row>
        <table:table-row>
          <table:table-cell table:style-name="Exitstatus.A2" office:value-type="string">
            <text:p text:style-name="Table_20_Contents">-3</text:p>
          </table:table-cell>
          <table:table-cell table:style-name="Exitstatus.B2" office:value-type="string">
            <text:p text:style-name="Table_20_Contents">The ecron command was run incorrectly</text:p>
          </table:table-cell>
        </table:table-row>
        <table:table-row>
          <table:table-cell table:style-name="Exitstatus.A2" office:value-type="string">
            <text:p text:style-name="Table_20_Contents">-4</text:p>
          </table:table-cell>
          <table:table-cell table:style-name="Exitstatus.B2" office:value-type="string">
            <text:p text:style-name="Table_20_Contents">The <text:span text:style-name="T4">setups.sh</text:span> file was not found</text:p>
          </table:table-cell>
        </table:table-row>
        <table:table-row>
          <table:table-cell table:style-name="Exitstatus.A2" office:value-type="string">
            <text:p text:style-name="Table_20_Contents">between 0 and 10</text:p>
          </table:table-cell>
          <table:table-cell table:style-name="Exitstatus.B2" office:value-type="string">
            <text:p text:style-name="Table_20_Contents">The cron job exited with an error</text:p>
          </table:table-cell>
        </table:table-row>
        <table:table-row>
          <table:table-cell table:style-name="Exitstatus.A2" office:value-type="string">
            <text:p text:style-name="Table_20_Contents">10</text:p>
          </table:table-cell>
          <table:table-cell table:style-name="Exitstatus.B2" office:value-type="string">
            <text:p text:style-name="Table_20_Contents">The time the cron job started</text:p>
          </table:table-cell>
        </table:table-row>
      </table:table>
      <text:p text:style-name="Text_20_body"/>
      <text:p text:style-name="P28"/>
      <text:h text:style-name="Heading_20_2" text:outline-level="2">Writing a cron job</text:h>
      <text:list xml:id="list1322789156" text:style-name="L2">
        <text:list-item>
          <text:p text:style-name="P8">First, modify the Modules/Setup.dist file. <text:s/>Here are the changes that need to be made are to enable building of python 2.6:</text:p>
        </text:list-item>
      </text:list>
      <text:list xml:id="list1255678240" text:style-name="L3">
        <text:list-item>
          <text:p text:style-name="P23">array</text:p>
        </text:list-item>
        <text:list-item>
          <text:p text:style-name="P23">cmath</text:p>
        </text:list-item>
        <text:list-item>
          <text:p text:style-name="P23">math</text:p>
        </text:list-item>
        <text:list-item>
          <text:p text:style-name="P23">_struct</text:p>
        </text:list-item>
        <text:list-item>
          <text:p text:style-name="P23">time</text:p>
        </text:list-item>
        <text:list-item>
          <text:p text:style-name="P23">operator</text:p>
        </text:list-item>
        <text:list-item>
          <text:p text:style-name="P23"><text:soft-page-break/>_random</text:p>
        </text:list-item>
        <text:list-item>
          <text:p text:style-name="P23">_collections</text:p>
        </text:list-item>
        <text:list-item>
          <text:p text:style-name="P23">strop</text:p>
        </text:list-item>
        <text:list-item>
          <text:p text:style-name="P23">_functools</text:p>
        </text:list-item>
        <text:list-item>
          <text:p text:style-name="P24">_bisect</text:p>
        </text:list-item>
        <text:list-item>
          <text:p text:style-name="P24">_pickle</text:p>
        </text:list-item>
        <text:list-item>
          <text:p text:style-name="P25">datetime</text:p>
        </text:list-item>
        <text:list-item>
          <text:p text:style-name="P25">fcntl</text:p>
        </text:list-item>
        <text:list-item>
          <text:p text:style-name="P25">grp</text:p>
        </text:list-item>
        <text:list-item>
          <text:p text:style-name="P25">select</text:p>
        </text:list-item>
        <text:list-item>
          <text:p text:style-name="P25">_socket</text:p>
        </text:list-item>
        <text:list-item>
          <text:p text:style-name="P25">termios</text:p>
        </text:list-item>
        <text:list-item>
          <text:p text:style-name="P25">resource</text:p>
        </text:list-item>
        <text:list-item>
          <text:p text:style-name="P25">_tkinter<text:line-break/>Only required for entv to work. <text:s/>Some lines may need to be modified to point to the tcl and tk header and library files.</text:p>
        </text:list-item>
        <text:list-item>
          <text:p text:style-name="P25">binascii</text:p>
        </text:list-item>
        <text:list-item>
          <text:p text:style-name="P25">parser</text:p>
        </text:list-item>
        <text:list-item>
          <text:p text:style-name="P25">cStringIO</text:p>
        </text:list-item>
        <text:list-item>
          <text:p text:style-name="P25">cPickle</text:p>
        </text:list-item>
      </text:list>
      <text:list xml:id="list2119695863" text:continue-list="list1322789156" text:style-name="L2">
        <text:list-item>
          <text:p text:style-name="P8">Copy Setup.dist to Setup.</text:p>
        </text:list-item>
        <text:list-item>
          <text:p text:style-name="P8">Change directory to the top of the Python source tree.</text:p>
        </text:list-item>
        <text:list-item>
          <text:p text:style-name="P9">Run the configure script.<text:line-break/><text:span text:style-name="T2">$ ./configure --prefix &lt;install path&gt;</text:span></text:p>
          <text:list>
            <text:list-item>
              <text:p text:style-name="P9">For MacOS X include ‑‑enable‑universalsdk to build an executable that works on Intel and PPC based machines. <text:s/>Requires python 2.5 or higher. <text:s/>This basically sets CFLAGS to:<text:line-break/><text:span text:style-name="T1">-arch ppc -arch i386 -isysroot /Developer/SDKs/MacOSX10.4u.sdk</text:span></text:p>
            </text:list-item>
            <text:list-item>
              <text:p text:style-name="P9">For OSF1 and some Linux distributions (Redhat 9.0 is known), make sure to include ‑‑without‑cxx to avoid dependencies on the libstdc++ library.</text:p>
            </text:list-item>
          </text:list>
        </text:list-item>
        <text:list-item>
          <text:p text:style-name="P9">Run “make all install”.</text:p>
        </text:list-item>
      </text:list>
      <text:h text:style-name="Heading_20_2" text:outline-level="2">Installing a private xfsprogs area:</text:h>
      <text:p text:style-name="Text_20_body">Building encp on Linux to understand the XFS quota limit information requires access to the xfsprogs and xfsprogs-devel RPMS. <text:s/>Perform these steps to install a private copy.</text:p>
      <text:list xml:id="list1909732275" text:style-name="L4">
        <text:list-item>
          <text:p text:style-name="P10">$ mkdir $ENSTORE_DEVEL_DIR/xfsprogs-devel</text:p>
        </text:list-item>
        <text:list-item>
          <text:p text:style-name="P10">$ cd $ENSTORE_DEVEL_DIR/xfsprogs-devel</text:p>
        </text:list-item>
        <text:list-item>
          <text:p text:style-name="P10">$ rpm2cpio xfsprogs-2.6.13-1.x86_64.rpm cpio | cpio -iv --make-directories</text:p>
        </text:list-item>
        <text:list-item>
          <text:p text:style-name="P10">$ rpm2cpio xfsprogs-devel-2.6.13-1.x86_64.rpm <text:soft-page-break/>cpio | cpio -iv --make-directories</text:p>
        </text:list-item>
      </text:list>
      <text:h text:style-name="Heading_20_2" text:outline-level="2">Making the <text:alphabetical-index-mark-start text:id="IMark140107841202792"/>Modules<text:alphabetical-index-mark-end text:id="IMark140107841202792"/> Directory</text:h>
      <text:list xml:id="list292468071" text:style-name="L5">
        <text:list-item>
          <text:p text:style-name="P11">$ cd $ENSTORE_DIR/modules</text:p>
        </text:list-item>
        <text:list-item>
          <text:p text:style-name="P11">$ make clean all</text:p>
        </text:list-item>
      </text:list>
      <text:p text:style-name="Text_20_body">Optionally, the possibilities exist for:</text:p>
      <text:list xml:id="list967214505" text:style-name="L6">
        <text:list-item>
          <text:p text:style-name="P20"><text:span text:style-name="T2">$ make mouse_move</text:span><text:line-break/>To build a program that moves the mouse cursor to the bottom right hand corner of the screen. <text:s/>This is useful for entv displays that run 24 hours to move the cursor out of the way.</text:p>
        </text:list-item>
        <text:list-item>
          <text:p text:style-name="P20"><text:span text:style-name="T2">$ make autologinenstore</text:span><text:line-break/>To build a program that can be run by gettty to automatically log a user in upon the machine starting up. <text:s/>This is useful or entv displays that run 24 hours to move the cursor out of the way.</text:p>
        </text:list-item>
      </text:list>
      <text:h text:style-name="Heading_20_2" text:outline-level="2">Building a Stand Alone <text:alphabetical-index-mark-start text:id="IMark140107841202792"/>encp<text:alphabetical-index-mark-end text:id="IMark140107841202792"/> executable</text:h>
      <text:p text:style-name="Text_20_body">Sometimes it is useful to make an encp executable that does not need to be put into a full package, especially for early testing. <text:s/>To do this do:</text:p>
      <text:list xml:id="list882611107" text:style-name="L7">
        <text:list-item>
          <text:p text:style-name="P12">$ cd $ENSTORE_DIR/src</text:p>
        </text:list-item>
        <text:list-item>
          <text:p text:style-name="P21"><text:span text:style-name="T2">$ make encp_user</text:span><text:line-break/>or</text:p>
        </text:list-item>
        <text:list-item>
          <text:p text:style-name="P12">$ make encp_admin<text:line-break/><text:span text:style-name="T3">or for dCache pool nodes</text:span></text:p>
        </text:list-item>
        <text:list-item>
          <text:p text:style-name="P12">$ make encp_user2</text:p>
        </text:list-item>
      </text:list>
      <text:h text:style-name="Heading_20_2" text:outline-level="2">Making a New encp Release</text:h>
      <text:p text:style-name="Text_20_body">If necessary recompile python, tcl, etc. <text:s/>Then setup the environment. <text:s/>This example assumes that the Fermi AFS area is the build area.</text:p>
      <text:list xml:id="list1426726069" text:style-name="L8">
        <text:list-item>
          <text:p text:style-name="P13">$ source /afs/fnal.gov/files/code/enstore/PRODUCTS/COMMON/setup.[c]sh</text:p>
        </text:list-item>
        <text:list-item>
          <text:p text:style-name="P13">cd $ENSTORE_DIR</text:p>
        </text:list-item>
      </text:list>
      <text:p text:style-name="Text_20_body"/>
      <text:p text:style-name="Text_20_body">On one node do the following:</text:p>
      <text:list xml:id="list1651907234" text:style-name="L9">
        <text:list-item>
          <text:p text:style-name="P14">cvs -q update -r production</text:p>
        </text:list-item>
      </text:list>
      <text:p text:style-name="Text_20_body">Watch for conficts.</text:p>
      <text:p text:style-name="Text_20_body"/>
      <text:p text:style-name="Text_20_body">Bump the encp version and put it back into the repository. <text:s/>Watch out if the production tag is not applied to the head of the repository. <text:s/>This step will implicitly do a cvs update first. <text:s/>In this example; v3_0 is the new UPS/UPD <text:soft-page-break/>version, $INSTALL_DIR was set by sourcing setup.[c]sh and we want to make the new version current in UPS/UPD. <text:s/>Replace “current “ with “test” if desired.</text:p>
      <text:list xml:id="list698724466" text:style-name="L10">
        <text:list-item>
          <text:p text:style-name="P15">encpCut -r v3_0 -i $INSTALL_DIR -c current -s 3</text:p>
        </text:list-item>
      </text:list>
      <text:p text:style-name="Text_20_body"/>
      <text:p text:style-name="Text_20_body">Update all the nodes.</text:p>
      <text:list xml:id="list336821302" text:style-name="L11">
        <text:list-item>
          <text:p text:style-name="P16">cvs -q update -r production</text:p>
        </text:list-item>
      </text:list>
      <text:p text:style-name="Text_20_body"/>
      <text:p text:style-name="Text_20_body">Build on all the nodes.</text:p>
      <text:list xml:id="list571566165" text:continue-list="list698724466" text:style-name="L10">
        <text:list-item text:start-value="1">
          <text:p text:style-name="P15">encpCut -r v3_0 -i $INSTALL_DIR -c current -s 4-6,9-10</text:p>
        </text:list-item>
      </text:list>
      <text:p text:style-name="P4">Additionally for dCache pool nodes, we need to build an additional version.</text:p>
      <text:list xml:id="list1373198472" text:continue-list="list571566165" text:style-name="L10">
        <text:list-item text:start-value="1">
          <text:p text:style-name="P15">encpCut -q dcache-r v3_0 -i $INSTALL_DIR -c current -s 4-6,9-10</text:p>
        </text:list-item>
      </text:list>
      <text:p text:style-name="Text_20_body">Originally, UPS/UPD did not treat 64 bit Linux nodes differently from 32 bit Linux nodes. <text:s/>Because of this historical limit encp builds on 64 bit nodes were flagged with “-q x86_64” or “-q x86_64:dcache” to trick UPD to allowing separate versions.</text:p>
      <text:p text:style-name="Text_20_body"/>
      <text:p text:style-name="Text_20_body">Next we need to check if the binaries are all right.</text:p>
      <text:list xml:id="list1570922143" text:style-name="L12">
        <text:list-item>
          <text:p text:style-name="P17">$ cd $INSTALL_DIR/encp/v3_0</text:p>
        </text:list-item>
        <text:list-item>
          <text:p text:style-name="P17">$ ./encp; ./enstore; ./ddencp; ./ensync; ./ecrc; ./enroute2; ./enmv</text:p>
        </text:list-item>
      </text:list>
      <text:h text:style-name="Heading_20_3" text:outline-level="3">UPS/UPD</text:h>
      <text:p text:style-name="P6">Installing into KITS (Fermi specific):</text:p>
      <text:p text:style-name="Text_20_body">If everything thing is okay with the common steps so far, the new version can go into KITS.</text:p>
      <text:list xml:id="list115076494" text:style-name="L13">
        <text:list-item>
          <text:p text:style-name="P18">$ encpCut -r v3_0 -i $INSTALL_DIR -c current -s 14<text:line-break/><text:span text:style-name="T3">or</text:span></text:p>
        </text:list-item>
        <text:list-item>
          <text:p text:style-name="P18">$ encpCut -q dcache -r v3_0 -i $INSTALL_DIR -c current -s 14</text:p>
        </text:list-item>
      </text:list>
      <text:p text:style-name="Text_20_body"/>
      <text:p text:style-name="Text_20_body">In case of a problem for each effected flavor/version we can remove them from the KITS UPS/UPD repository. <text:s/>In the following example “Linux+2.6” is the example flavor and v3_0 is the example version.</text:p>
      <text:list xml:id="list603056560" text:style-name="L14">
        <text:list-item>
          <text:p text:style-name="P19">$ upd delproduct -f Linux+2.6 encp v3_0</text:p>
        </text:list-item>
      </text:list>
      <text:p text:style-name="Text_20_body"/>
      <text:p text:style-name="P6">Installing into the Fermi AFS product area:</text:p>
      <text:p text:style-name="Text_20_body">Log onto an FNAL machine (not a build cluster node). <text:s/>Do the install.</text:p>
      <text:p text:style-name="P5">$ upd install -G "-q stken -c" encp v3_0 -f Linux+2.6</text:p>
      <text:p text:style-name="Text_20_body"><text:soft-page-break/>Declare each version as current. <text:s/>Note: the last version installed will not have the "current" flag marked due to AFS product area readonly issues.</text:p>
      <text:p text:style-name="P5">$ ups declare -z /afs/.fnal.gov/ups/db -c encp v3_0 -f Linux+2.6</text:p>
      <text:p text:style-name="Text_20_body">For additional systems...</text:p>
      <text:p text:style-name="P5">$ ups declare -z /afs/.fnal.gov/ups/db -c encp v3_0 -f Linux+2.4 -q cdfen -r $ENCP_DIR -m v3_0.table</text:p>
      <text:p text:style-name="Text_20_body">where $ENCP dir is like: /afs/fnal.gov/ups/encp/v3_5a/SunOS+5.8/</text:p>
      <text:p text:style-name="Text_20_body"/>
      <text:p text:style-name="Text_20_body">To get the last version marked as 'current' run the following command force the read-only area to be updated with the read-write copy. <text:s/>You may need to “setup k5arc” to get access to upd_volrelease. <text:s/>(Note the first dot in /afs/.fnal.gov)</text:p>
      <text:p text:style-name="P5">$ /usr/local/bin/upd_volrelease /afs/.fnal.gov/ups/encp/v3_0/OSF1+V4</text:p>
      <text:p text:style-name="P5">$ /usr/local/bin/upd_volrelease /afs/.fnal.gov/ups/db</text:p>
      <text:p text:style-name="Text_20_body"/>
      <text:p text:style-name="P6">Uninstalling from the Fermi AFS product area:</text:p>
      <text:p text:style-name="Text_20_body">First, list them in a single line format:</text:p>
      <text:p text:style-name="P5">$ ups list encp -a -K + | sort</text:p>
      <text:p text:style-name="Text_20_body">Second, undeclare them as current (Note the first dot in /afs/.fnal.gov).</text:p>
      <text:p text:style-name="P5">ups undeclare -c encp -f Linux+2.6-2.3.4 -z /afs/.fnal.gov/ups/db</text:p>
      <text:p text:style-name="P5">ups undeclare -c encp -f Linux+2.6-2.3.4 -z /afs/.fnal.gov/ups/db -q stken</text:p>
      <text:p text:style-name="Text_20_body">Third, propagate the change to the read only area.</text:p>
      <text:p text:style-name="P5">$ /usr/local/bin/upd_volrelease /afs/.fnal.gov/ups/db</text:p>
      <text:p text:style-name="Text_20_body">Fourth, totally remove the product from the product area. <text:s/>On the second, of the two lines below you can add a -Y to the automatic answer of yes if you want to remove the directory (-y if you want a prompt).</text:p>
      <text:p text:style-name="P5">$ ups undeclare encp v3_1 -z /afs/.fnal.gov/ups/db -q "stken" -f OSF1+V4</text:p>
      <text:p text:style-name="P5">$ ups undeclare encp v3_1 -z /afs/.fnal.gov/ups/db -f OSF1+V4</text:p>
      <text:p text:style-name="Text_20_body">Lastly, propagate the changes to the read only area.</text:p>
      <text:p text:style-name="P5">/usr/local/bin/upd_volrelease /afs/.fnal.gov/ups/db</text:p>
      <text:p text:style-name="P5">/afs/.fnal.gov/ups/encp/v3_1</text:p>
      <text:h text:style-name="Heading_20_3" text:outline-level="3">RPM (Linux)</text:h>
      <text:p text:style-name="Text_20_body"/>
      <text:h text:style-name="Heading_20_3" text:outline-level="3"><text:soft-page-break/>PKG (Solaris)</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StarSymbol" svg:font-family="StarSymbol"/>
    <style:font-face style:name="Courier 10 Pitch" svg:font-family="'Courier 10 Pitch'" style:font-pitch="fixed"/>
    <style:font-face style:name="Courier" svg:font-family="Courier" style:font-adornments="Bold" style:font-family-generic="modern" style:font-pitch="fixed"/>
    <style:font-face style:name="Courier1" svg:font-family="Courier" style:font-adornments="Regular"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DejaVu LGC Sans" style:font-size-asian="12pt" style:language-asian="en" style:country-asian="US" style:font-name-complex="DejaVu LGC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left="1in" fo:margin-right="0in" fo:margin-top="0in" fo:margin-bottom="0in" fo:text-indent="0in" style:auto-text-indent="false" style:page-number="auto" style:shadow="none"/>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LGC Sans" style:font-size-asian="14pt" style:font-name-complex="DejaVu LGC Sans" style:font-size-complex="14pt"/>
    </style:style>
    <style:style style:name="Heading_20_1" style:display-name="Heading 1" style:family="paragraph" style:parent-style-name="Heading" style:next-style-name="Text_20_body" style:default-outline-level="1" style:class="text">
      <style:paragraph-properties>
        <style:tab-stops/>
      </style:paragraph-properties>
      <style:text-properties fo:font-size="158%"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padding="0in" fo:border-left="none" fo:border-right="none" fo:border-top="none" fo:border-bottom="0.0138in solid #000000" style:shadow="none">
        <style:tab-stops/>
      </style:paragraph-properties>
      <style:text-properties fo:font-size="20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mmand" style:family="paragraph" style:parent-style-name="Text" style:auto-update="true" style:class="text">
      <style:text-properties style:font-name="Courier" fo:font-size="10pt" fo:font-style="normal" fo:font-weight="bold" style:font-weight-asian="normal" style:font-weight-complex="normal"/>
    </style:style>
    <style:style style:name="Output" style:family="paragraph" style:parent-style-name="Text" style:auto-update="true" style:class="text">
      <style:paragraph-properties fo:margin-top="0in" fo:margin-bottom="0in"/>
      <style:text-properties style:font-name="Courier1" fo:font-size="8pt" fo:font-style="normal" fo:font-weight="normal" style:font-weight-asian="normal" style:font-weight-complex="normal"/>
    </style:style>
    <style:style style:name="Numbering_20_Symbols" style:display-name="Numbering Symbols" style:family="text"/>
    <style:style style:name="Main_20_index_20_entry" style:display-name="Main index entry" style:family="text">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Chapter " style:num-suffix=": " style:num-format="1">
        <style:list-level-properties text:min-label-distance="0.15in"/>
      </text:outline-level-style>
      <text:outline-level-style text:level="2" text:style-name="Numbering_20_Symbols" style:num-format="1" text:display-levels="2">
        <style:list-level-properties text:min-label-distance="0.15in"/>
      </text:outline-level-style>
      <text:outline-level-style text:level="3" text:style-name="Numbering_20_Symbols"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left_5f_page_5f_footer" style:display-name="left_page_footer" style:family="table">
      <style:table-properties style:width="6.2521in" fo:margin-left="0in" fo:margin-right="-0.0021in" table:align="margins"/>
    </style:style>
    <style:style style:name="left_5f_page_5f_footer.A" style:display-name="left_page_footer.A" style:family="table-column">
      <style:table-column-properties style:column-width="0.3757in" style:rel-column-width="3936*"/>
    </style:style>
    <style:style style:name="left_5f_page_5f_footer.B" style:display-name="left_page_footer.B" style:family="table-column">
      <style:table-column-properties style:column-width="5.8764in" style:rel-column-width="61599*"/>
    </style:style>
    <style:style style:name="left_5f_page_5f_footer.A1" style:display-name="left_page_footer.A1" style:family="table-cell">
      <style:table-cell-properties fo:padding="0.0382in" fo:border-left="none" fo:border-right="none" fo:border-top="0.0139in solid #000000" fo:border-bottom="none"/>
    </style:style>
    <style:style style:name="right_5f_page_5f_footer" style:display-name="right_page_footer" style:family="table">
      <style:table-properties style:width="6.2396in" fo:margin-left="0in" fo:margin-right="0.0104in" table:align="margins"/>
    </style:style>
    <style:style style:name="right_5f_page_5f_footer.A" style:display-name="right_page_footer.A" style:family="table-column">
      <style:table-column-properties style:column-width="5.8132in" style:rel-column-width="61056*"/>
    </style:style>
    <style:style style:name="right_5f_page_5f_footer.B" style:display-name="right_page_footer.B" style:family="table-column">
      <style:table-column-properties style:column-width="0.4264in" style:rel-column-width="4479*"/>
    </style:style>
    <style:style style:name="right_5f_page_5f_footer.A1" style:display-name="right_page_footer.A1" style:family="table-cell">
      <style:table-cell-properties fo:padding="0.0382in" fo:border-left="none" fo:border-right="none" fo:border-top="0.0139in solid #000000" fo:border-bottom="none"/>
    </style:style>
    <style:style style:name="MP1" style:family="paragraph" style:parent-style-name="Table_20_Contents">
      <style:paragraph-properties fo:text-align="start" style:justify-single-word="false" fo:padding="0in" fo:border="none" style:shadow="none"/>
    </style:style>
    <style:style style:name="MP2" style:family="paragraph" style:parent-style-name="Table_20_Contents">
      <style:paragraph-properties fo:text-align="center" style:justify-single-word="false" fo:padding="0in" fo:border="none" style:shadow="none"/>
    </style:style>
    <style:style style:name="MP3" style:family="paragraph" style:parent-style-name="Foot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usage="mirrored">
      <style:page-layout-properties fo:page-width="8.5in" fo:page-height="11in" style:num-format="1" style:print-orientation="portrait" fo:margin-top="0.7874in" fo:margin-bottom="0.7874in" fo:margin-left="1.25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3" style:page-usage="mirrored">
      <style:page-layout-properties fo:page-width="8.5in" fo:page-height="11in" style:num-format="1" style:print-orientation="portrait" fo:margin-top="0.7874in" fo:margin-bottom="0.7874in" fo:margin-left="1.25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style:master-page style:name="Left_20_Page" style:display-name="Left Page" style:page-layout-name="Mpm2" style:next-style-name="Right_20_Page">
      <style:footer>
        <table:table table:name="left_page_footer" table:style-name="left_5f_page_5f_footer">
          <table:table-column table:style-name="left_5f_page_5f_footer.A"/>
          <table:table-column table:style-name="left_5f_page_5f_footer.B"/>
          <table:table-row>
            <table:table-cell table:style-name="left_5f_page_5f_footer.A1" office:value-type="string">
              <text:p text:style-name="MP1"><text:page-number text:select-page="current">7</text:page-number></text:p>
            </table:table-cell>
            <table:table-cell table:style-name="left_5f_page_5f_footer.A1" office:value-type="string">
              <text:p text:style-name="MP2"><text:chapter text:display="name" text:outline-level="1">Cronjobs</text:chapter></text:p>
            </table:table-cell>
          </table:table-row>
        </table:table>
        <text:p text:style-name="MP3"/>
      </style:footer>
    </style:master-page>
    <style:master-page style:name="Right_20_Page" style:display-name="Right Page" style:page-layout-name="Mpm3" style:next-style-name="Left_20_Page">
      <style:footer>
        <table:table table:name="right_page_footer" table:style-name="right_5f_page_5f_footer">
          <table:table-column table:style-name="right_5f_page_5f_footer.A"/>
          <table:table-column table:style-name="right_5f_page_5f_footer.B"/>
          <table:table-row>
            <table:table-cell table:style-name="right_5f_page_5f_footer.A1" office:value-type="string">
              <text:p text:style-name="MP2"><text:chapter text:display="name" text:outline-level="1">Cronjobs</text:chapter></text:p>
            </table:table-cell>
            <table:table-cell table:style-name="right_5f_page_5f_footer.A1" office:value-type="string">
              <text:p text:style-name="Table_20_Contents"><text:page-number text:select-page="current">7</text:page-number></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creation-date>2008-01-25T09:46:34</meta:creation-date>
    <dc:date>2012-06-12T16:05:37</dc:date>
    <meta:editing-cycles>53</meta:editing-cycles>
    <meta:editing-duration>PT03H11M56S</meta:editing-duration>
    <dc:creator>Alexander Moibenko</dc:creator>
    <meta:document-statistic meta:table-count="4" meta:image-count="0" meta:object-count="0" meta:page-count="7" meta:paragraph-count="153" meta:word-count="1567" meta:character-count="9026"/>
    <meta:user-defined meta:name="Info 1"/>
    <meta:user-defined meta:name="Info 2"/>
    <meta:user-defined meta:name="Info 3"/>
    <meta:user-defined meta:name="Info 4"/>
  </office:meta>
</office:document-meta>
</file>